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ard" style:master-page-name="MP0" style:family="paragraph">
      <style:paragraph-properties fo:break-before="page"/>
    </style:style>
  </office:automatic-styles>
  <office:body>
    <office:text text:use-soft-page-breaks="true">
      <text:p text:style-name="P1">Wat is de doelgroep?</text:p>
      <text:p text:style-name="Standaard">Doelgroep is eigenlijk meerledig, toeristen eerste keus – andere doelgroepen mogelijk. Insteek zijn de bezoekers van Deventer. We gaan uit van de NL bezoekers. Als buitenlandse doelgroepen groot genoeg zijn mag die taal ook. Bezoekers mogen ook informatie toevoegen. Reacties onder de bezienswaardigheden. Er moet worden gefilterd op taalgebruik.</text:p>
      <text:p text:style-name="Standaard">Gebruikers moeten registreren om gebruik te kunnen maken. De app is in de eerste instantie gratis beschikbaar. Het verdienmodel moet komen van mensen die bezoeken. Men is er nog niet helemaal over uit. Deventer, de stad, kan geld geven of winkels die dat geld betlen als sponsoring. In eerste instantie geen advertenties in de app, het scherm is te klein voor advertenties. Als er adds zijn die specifiek te maken hebben met de stad Deventer en zoekacties.</text:p>
      <text:p text:style-name="Standaard">Bezienswaardigheden als nummer 1 als info op de app. Denk aan restaurants, kroegen, musea etc. Denk aan categorien.</text:p>
      <text:p text:style-name="Standaard">Verwijzing naar de website van de website zelf. Wat voor soort restaurant, waar gaat het museum over, wat is er te zien + opmerkingen en aanvullingen van gebruikers. Helemaal geregistreerd met naw en gegevens. Microsoft van huis uit. Vul zelf in. SQL. Het bedrijf heeft geen systemen, het moet online gebeuren. Men laat zich graag adviseren om servers te kopen. Er moet geen actueel nieuws op de app komen.</text:p>
      <text:p text:style-name="Standaard">De app hoeft niet offline te kunnen zijn. Het moet een simpele front-end zijn die verbindt naar een website. Moet beschikbaar zijn op Android, iOS en Windows. Het moet een native app zijn of het moet een soort snelkoppeling app worden.</text:p>
      <text:p text:style-name="Standaard">Er is nog geen naam bedacht voor de app. Op dit moment is er nog geen systeem die een soortgelijk systeem heeft zoals onze toekomst app.<text:s/>Als er meer apps zijn zoals deze, hoeft het project niet meer.</text:p>
      <text:p text:style-name="Standaard">Niet iedereen moet zomaar materiaal kunnen toevoegen, er moet een admin zijn die dit beheert. Er moet een soort moderator komen. Moet er iemand bij komen of is het een automatisch systeem. De app moet gebruiksvriendelijk zijn. Inloggen hoeft niet meteen te kunnen, informatie moet op de voorhand beschikbaar zijn. Registreren moet pas als er wijzigingen worden gewenst.</text:p>
      <text:p text:style-name="Standaard">Een ruime lijn om deventer moet worden gepakt voor de app. Colmschate hoort er niet bij vanwege het feit dat het niet te lopen is. Jaarlijkse evenementen zols de boekenmarkt is erg belangrijk om ook op te nemen in de app.<text:s/></text:p>
      <text:p text:style-name="Standaard">Agenda mag als de evenementen periodiek zijn er het wat toevoegd. Recent bekeken items mag ook een onderdeel worden van de app. Google Maps/Openstreetmap integratie mag worden opgenomen voor navigatie doeleinden. Geen social media integratie. 80% van de gebruikers moet de app kunnen gebruiken denk aan android 2.3 en 4.0</text:p>
      <text:p text:style-name="Standaard">Er moet een logo van centric in voorkomen, de kleuren van<text:s/>centric moet naar voren komen inclusief motto. De uptime moet zo hoog mogelijk zijn. <text:s/>Zoekgeschiedenis mag worden bewaard ivm advertentie doeleinden, men laat zich graag informeren.</text:p>
      <text:p text:style-name="Standaard">De app moet als ervaring doen om het bedrijf een idee te geven over of er animo voor is. Als er al een soortgelijke app bestaat dan staan we open voor alternstieveen.<text:s/>Er moet zo min mogelijk in de app zelf wordt gebouwd. De app moet vooral bestaan uit links. Het maken van een korte beschrijving is optioneel. Ieder bedrijf zou eventueel een stukje app kunnen beheren tegen geld. Men laat zich graag adviseren. Interface moet modern zijn. Naam van de app mogen wij zelf verzinnen, moet wel<text:s/><text:soft-page-break/>worden goedgekeurd. App icoon moet iets icoonisch van deventer. In de info tab van centric. De app moet zich schalen naar schermformaat. Er moet een zoekfunctie komen. Favorieten is optioneel, voorstel is mogelijk.<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ebruiker</meta:initial-creator>
    <dc:creator>Gebruiker</dc:creator>
    <meta:creation-date>2016-04-28T11:09:00Z</meta:creation-date>
    <dc:date>2016-04-28T11:49:00Z</dc:date>
    <meta:template xlink:href="Normal.dotm" xlink:type="simple"/>
    <meta:editing-cycles>1</meta:editing-cycles>
    <meta:editing-duration>PT2400S</meta:editing-duration>
    <meta:document-statistic meta:page-count="2" meta:paragraph-count="7" meta:word-count="560" meta:character-count="3638" meta:row-count="25" meta:non-whitespace-character-count="3085"/>
  </office:meta>
</office:document-meta>
</file>